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2" style:family="table-cell">
      <style:table-cell-properties fo:padding="0.097cm" fo:border-left="0.002cm solid #000000" fo:border-right="none" fo:border-top="none" fo:border-bottom="0.002cm solid #000000"/>
    </style:style>
    <style:style style:name="Tabella2.A4" style:family="table-cell">
      <style:table-cell-properties fo:padding="0.097cm" fo:border="none"/>
    </style:style>
    <style:style style:name="Tabella2.B4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MT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Arial2" style:font-size-asian="12pt" style:font-name-complex="Arial2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32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34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35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36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use-window-font-color="true" style:font-name="Arial2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2" fo:font-size="20pt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2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1" style:family="paragraph" style:parent-style-name="Standard">
      <style:paragraph-properties fo:text-align="start" style:justify-single-word="false" fo:break-before="pag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2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2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 style:font-style-complex="normal" style:font-weight-complex="bold"/>
    </style:style>
    <style:style style:name="T6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0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style:font-name-asian="ArialMT" style:font-size-asian="12pt" style:font-name-complex="ArialM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MT" style:font-name-asian="ArialMT" style:font-name-complex="ArialMT"/>
    </style:style>
    <style:style style:name="T16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style="italic" style:font-style-asian="italic" style:font-style-complex="italic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Titolo documento</text:p>
          </table:table-cell>
          <table:table-cell table:style-name="Tabella4.B1" office:value-type="string">
            <text:p text:style-name="P9">Data</text:p>
          </table:table-cell>
        </table:table-row>
        <table:table-row>
          <table:table-cell table:style-name="Tabella4.A2" office:value-type="string">
            <text:p text:style-name="P8">Documento formale - Esterno</text:p>
          </table:table-cell>
          <table:table-cell table:style-name="Tabella4.B2" office:value-type="string">
            <text:p text:style-name="P9">glossario_1.2.pdf</text:p>
          </table:table-cell>
        </table:table-row>
      </table:table>
      <text:p text:style-name="P13"/>
      <text:p text:style-name="P13"/>
      <text:p text:style-name="P15">Redazione:</text:p>
      <text:p text:style-name="P30"><text:tab/><text:tab/><text:tab/>28/11/2007<text:tab/>Giordano Cariani</text:p>
      <text:p text:style-name="P31"/>
      <text:p text:style-name="P31">Revisione:<text:tab/></text:p>
      <text:p text:style-name="P30"><text:tab/><text:tab/><text:tab/>---------------<text:tab/>---------------------<text:tab/><text:tab/><text:tab/></text:p>
      <text:p text:style-name="P31"/>
      <text:p text:style-name="P31">Approvazione:</text:p>
      <text:p text:style-name="P33"><text:tab/><text:tab/><text:tab/>---------------<text:tab/>---------------------<text:tab/><text:tab/><text:tab/><text:tab/></text:p>
      <text:p text:style-name="P31"/>
      <text:p text:style-name="P31">Lista di distribuzione:</text:p>
      <text:p text:style-name="P30"><text:tab/><text:tab/><text:tab/><text:tab/><text:tab/><text:tab/>Vardanega Tullio</text:p>
      <text:p text:style-name="P30"><text:tab/><text:tab/><text:tab/><text:tab/><text:tab/><text:tab/>Palazzi Claudio</text:p>
      <text:p text:style-name="P30"><text:tab/><text:tab/><text:tab/><text:tab/><text:tab/><text:tab/>Stylosoft</text:p>
      <text:p text:style-name="P30"/>
      <text:p text:style-name="P32">Registro delle modifiche:</text:p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4">Versione</text:p>
          </table:table-cell>
          <table:table-cell table:style-name="Tabella2.B1" office:value-type="string">
            <text:p text:style-name="P34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1" office:value-type="string">
            <text:p text:style-name="P35">1.2</text:p>
          </table:table-cell>
          <table:table-cell table:style-name="Tabella2.B2" office:value-type="string">
            <text:p text:style-name="P35">13/01/2008</text:p>
          </table:table-cell>
          <table:table-cell table:style-name="Tabella2.B2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1" office:value-type="string">
            <text:p text:style-name="P35">1.1</text:p>
          </table:table-cell>
          <table:table-cell table:style-name="Tabella2.B2" office:value-type="string">
            <text:p text:style-name="P35">04/12/2007</text:p>
          </table:table-cell>
          <table:table-cell table:style-name="Tabella2.B2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4" office:value-type="string">
            <text:p text:style-name="P35">1.0</text:p>
          </table:table-cell>
          <table:table-cell table:style-name="Tabella2.B4" office:value-type="string">
            <text:p text:style-name="P35">28/11/2007</text:p>
          </table:table-cell>
          <table:table-cell table:style-name="Tabella2.B4" office:value-type="string">
            <text:p text:style-name="Table_20_Contents">Prima versione, da concludere e controllare l'ortografia</text:p>
          </table:table-cell>
        </table:table-row>
      </table:table>
      <text:p text:style-name="P16"/>
      <text:p text:style-name="P38"/>
      <text:p text:style-name="P38"/>
      <text:p text:style-name="P37">Sommario</text:p>
      <text:p text:style-name="P36"/>
      <text:p text:style-name="P20"><text:span text:style-name="T11"><text:tab/></text:span><text:span text:style-name="T12">Nei documenti presentati sono nominati alcuni termini tecnici. Per una più semplice comprensione e per utilizzare questo manuale in maniera più rapida, qui</text:span><text:span text:style-name="T11"> </text:span><text:span text:style-name="T12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43">A</text:p>
          </table:table-cell>
        </table:table-row>
      </table:table>
      <text:p text:style-name="P18">Ambiente di simulazione</text:p>
      <text:p text:style-name="P18"><text:tab/><text:span text:style-name="T13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17"/>
      <text:p text:style-name="P18">Attore di use-case</text:p>
      <text:p text:style-name="P17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9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29">B</text:p>
          </table:table-cell>
        </table:table-row>
      </table:table>
      <text:p text:style-name="P18">BUS</text:p>
      <text:p text:style-name="P17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17"><text:tab/>Le connessioni elettriche del bus possono essere realizzate direttamente su circuito <text:tab/>stampato oppure tramite un apposito cavo.</text:p>
      <text:p text:style-name="P19"/>
      <text:p text:style-name="P28">C</text:p>
      <text:p text:style-name="P18">Context Switch</text:p>
      <text:p text:style-name="P18"><text:tab/><text:span text:style-name="T13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17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9">D</text:p>
          </table:table-cell>
        </table:table-row>
      </table:table>
      <text:p text:style-name="P18">Design Pattern</text:p>
      <text:p text:style-name="P18"><text:tab/><text:span text:style-name="T13"> 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span></text:p>
      <text:p text:style-name="P18"><text:span text:style-name="T13"><text:tab/>Vedere </text:span><text:span text:style-name="T18">Pattern</text:span></text:p>
      <text:p text:style-name="P18"><text:span text:style-name="T17"/></text:p>
      <text:p text:style-name="P18">Diagrammi di casi d'uso</text:p>
      <text:p text:style-name="P18"><text:tab/><text:span text:style-name="T13">Vedere </text:span><text:span text:style-name="T18">Use-case</text:span></text:p>
      <text:p text:style-name="P17"/>
      <text:p text:style-name="P18">Dispatcher</text:p>
      <text:p text:style-name="P18"><text:tab/><text:span text:style-name="T13">è il modulo che passa effettivamente il controllo della CPU ai processi scelti dallo <text:tab/>scheduler a breve termine. Poiché si attiva a ogni context switch, il dispatcher <text:tab/>dovrebbe essere quanto piu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9">E</text:p>
          </table:table-cell>
        </table:table-row>
      </table:table>
      <text:p text:style-name="P18">Elaboratore</text:p>
      <text:p text:style-name="P23"><text:span text:style-name="T5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8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F</text:p>
          </table:table-cell>
        </table:table-row>
      </table:table>
      <text:p text:style-name="P18">Frammentazione</text:p>
      <text:p text:style-name="P17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28">J</text:p>
      <text:p text:style-name="P49">Java</text:p>
      <text:p text:style-name="P49"><text:tab/><text:span text:style-name="T13">è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28">K</text:p>
      <text:p text:style-name="P18">Kernel</text:p>
      <text:p text:style-name="P18"><text:tab/><text:span text:style-name="T13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17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ancillari come i program loader e i debugger <text:tab/>venivano lanciati da una ROM o fatti risiedere in memoria durante le transizioni <text:tab/>dell'elaboratore da un'applicazione all'altra: essi hanno formato di fatto la base per <text:tab/>la creazione dei primi sistemi operativi.</text:p>
      <text:p text:style-name="P28">P</text:p>
      <text:p text:style-name="P18">Paginazione</text:p>
      <text:p text:style-name="P17"><text:tab/>la memoria viene divisa in parti di dimensioni minori, le quali vengono allocate <text:tab/>usando pagine come blocco minimo di lavoro.</text:p>
      <text:p text:style-name="P17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17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17"/>
      <text:p text:style-name="P18">Pattern</text:p>
      <text:p text:style-name="P18"><text:tab/><text:span text:style-name="T13">descrivono strutture statiche e dinamiche di soluzioni già collaudate con successo che possono applicarsi ad altri problemi, quindi a semplificare altri progetti. Sopportano il riuso dell'architettura e della progettazione software.</text:span></text:p>
      <text:p text:style-name="P18"><text:span text:style-name="T13"/></text:p>
      <text:p text:style-name="P18">Politica di rimpiazzo</text:p>
      <text:p text:style-name="P18"><text:tab/><text:span text:style-name="T13">la memoria libera il suo spazio, seguendo degli algoritmi precisi per sostituire le <text:tab/>pagine o i segmenti che sono stati allocati e che non vengono più usati.</text:span></text:p>
      <text:p text:style-name="P17"><text:tab/>Esistono vari algoritmi.</text:p>
      <text:p text:style-name="P17"/>
      <text:p text:style-name="P18">Politica di scheduling</text:p>
      <text:p text:style-name="P17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17"/>
      <text:p text:style-name="P18"/>
      <text:p text:style-name="P47">Priorità</text:p>
      <text:p text:style-name="P25"><text:span text:style-name="T7"><text:tab/></text:span><text:span text:style-name="T15">caratteristica di un processo che ne determina “l'importanza” all'interno dello <text:tab/>schedulatore</text:span></text:p>
      <text:p text:style-name="P18"/>
      <text:p text:style-name="P18">Processo</text:p>
      <text:p text:style-name="P27"><text:span text:style-name="T3"><text:tab/></text:span><text:span text:style-name="T4">si intende un' istanza di un programma in esecuzione in modo sequenziale. Più <text:tab/>precisamente è un'attività controllata da un programma che si svolge su un <text:tab/>processore.</text:span></text:p>
      <text:p text:style-name="P28">R</text:p>
      <text:p text:style-name="P18">RAM</text:p>
      <text:p text:style-name="P17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17"><text:tab/>Una caratteristica distintiva della RAM consiste nella possibilità di leggere da e in <text:tab/>memoria, in modo semplice e rapido.</text:p>
      <text:p text:style-name="P17"><text:tab/>Termine correntemente attribuito a supporti di memoria a stato solido facenti parte <text:tab/>dell'hardware installato su un computer.</text:p>
      <text:p text:style-name="P17"><text:tab/>L'uso della memoria RAM è comune a tutte le archittetture hardware, sia <text:tab/>monoprocessore che multiprocessore e costituisce la memoria primaria <text:tab/>dell'elaboratore.</text:p>
      <text:p text:style-name="P17"/>
      <text:p text:style-name="P18">Repository</text:p>
      <text:p text:style-name="P18"><text:tab/><text:span text:style-name="T13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18"><text:span text:style-name="T13"/></text:p>
      <text:p text:style-name="P18">Rollback</text:p>
      <text:p text:style-name="P17"><text:tab/>è il ripristino di una versione precedente dei file. E' molto utilizzato quando si <text:tab/>verificano problemi nello sviluppo, ovvero si ripristina ripartendo dalla versione <text:tab/>rilasciata fino a quel momento.</text:p>
      <text:p text:style-name="P28">S</text:p>
      <text:p text:style-name="P21">Scheduler</text:p>
      <text:p text:style-name="P22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2"/>
      <text:p text:style-name="P21">Segmentazione</text:p>
      <text:p text:style-name="P22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1"/>
      <text:p text:style-name="P21">Segmentazione paginata</text:p>
      <text:p text:style-name="P23"><text:span text:style-name="T10"><text:tab/></text:span>È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1"/>
      <text:p text:style-name="P21">Sistema monoprocessore</text:p>
      <text:p text:style-name="P24"><text:span text:style-name="T6"><text:tab/></text:span><text:span text:style-name="T7">modalità dove la CPU viene assegnata ad un unico processo e rimane allocata <text:tab/>finché il processo non finisce.</text:span></text:p>
      <text:p text:style-name="P22"/>
      <text:p text:style-name="P21">Sistema multiprogrammato</text:p>
      <text:p text:style-name="P24"><text:span text:style-name="T9"><text:tab/></text:span><text:span text:style-name="T8">modalità con la quale i programmi prendono possesso della CPU per andare </text:span><text:span text:style-name="T15">in <text:tab/>esecuzione. La CPU viene assegnata ai vari processi in modo da dare una <text:tab/>parvenza di parallelismo.</text:span></text:p>
      <text:p text:style-name="P26"/>
      <text:p text:style-name="P39"><text:span text:style-name="T14">Sistema operativo </text:span><text:span text:style-name="T16">(SO)</text:span></text:p>
      <text:p text:style-name="P39"><text:span text:style-name="T16"><text:tab/></text:span><text:span text:style-name="T15">software il cui compito e' gestire tutti quei dispositivi di cui e' dotato un calcolatore <text:tab/>moderno e fornire ai programmi utente una comunicazione semplificata con <text:tab/>l'hardware.</text:span></text:p>
      <text:p text:style-name="P41"/>
      <text:p text:style-name="P42">Subversion</text:p>
      <text:p text:style-name="P42"><text:tab/><text:span text:style-name="T13">vedere </text:span><text:span text:style-name="T18">SVN</text:span></text:p>
      <text:p text:style-name="P51">SVN</text:p>
      <text:p text:style-name="P42"><text:tab/><text:span text:style-name="T13">è un sistema di controllo versione progettato specificatamente per la gestione dei <text:tab/>propri progetti.</text:span></text:p>
      <text:p text:style-name="P42"><text:span text:style-name="T13"/></text:p>
      <text:p text:style-name="P42">SWAP</text:p>
      <text:p text:style-name="P40"><text:tab/><text:span text:style-name="T13">estensione della capacità della memoria volatile complessiva del computer, oltre il <text:tab/>limite imposto dalla quantità di RAM installata, attraverso l'utilizzo di uno spazio su </text:span><text:span text:style-name="T13"><text:tab/>un altro supporto fisico, ad esempio il disco fisso.</text:span></text:p>
      <text:p text:style-name="P28">T</text:p>
      <text:p text:style-name="P49">Template</text:p>
      <text:p text:style-name="P49"><text:tab/><text:span text:style-name="T13">(tradotto in italiano: modello o schema)</text:span></text:p>
      <text:p text:style-name="P49"><text:span text:style-name="T13"><text:tab/>Serve per definire un modello su cui costruire una determinata funzione a <text:tab/>prescindere dai tipi di dato utilizzati</text:span></text:p>
      <text:p text:style-name="P28">U</text:p>
      <text:p text:style-name="P18">UML</text:p>
      <text:p text:style-name="P18"><text:tab/><text:span text:style-name="T13">è un linguaggio di modellazione e specifica basato sul paradigma object-oriented. E' <text:s/><text:tab/>molto utilizzato per descrivere soluzioni analitiche e progettuali in modo sintetico e <text:tab/>comprensibile per un vasta categoria di utenti.</text:span></text:p>
      <text:p text:style-name="P18"><text:span text:style-name="T13"/></text:p>
      <text:p text:style-name="P18">Use-case</text:p>
      <text:p text:style-name="P18"><text:tab/><text:span text:style-name="T13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28">W</text:p>
      <text:p text:style-name="P18">Wizard</text:p>
      <text:p text:style-name="P18"><text:tab/><text:span text:style-name="T13">è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6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2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/>
            </table:table-cell>
            <table:table-cell table:style-name="Tabella3.B1" office:value-type="string">
              <text:p text:style-name="P8">Pagina <text:page-number text:select-page="current">17</text:page-number> di <text:page-count>17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creator>Giordano Cariani</dc:creator>
    <dc:date>2008-01-19T15:02:06</dc:date>
    <meta:print-date>2005-11-30T16:25:56</meta:print-date>
    <meta:editing-cycles>346</meta:editing-cycles>
    <meta:editing-duration>P1DT6H58M13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7" meta:paragraph-count="131" meta:word-count="1966" meta:character-count="13317"/>
  </office:meta>
</office:document-meta>
</file>